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Ubuntu" svg:font-family="Ubuntu, sans-serif"/>
    <style:font-face style:name="apple-system" svg:font-family="apple-system, 'SF UI Display', Arial, 'PingFang SC', 'Hiragino Sans GB', 'Microsoft YaHei', 'WenQuanYi Micro Hei', sans-serif"/>
    <style:font-face style:name="mry_KacstQurn1" svg:font-family="mry_KacstQur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Heading_20_1">
      <style:text-properties fo:font-variant="normal" fo:text-transform="none" fo:color="#333333" style:font-name="apple-system" fo:font-size="25.5pt" fo:letter-spacing="normal" fo:font-style="normal" fo:font-weight="bold" officeooo:paragraph-rsid="001e140b" style:font-size-asian="14pt" style:font-size-complex="16pt"/>
    </style:style>
    <style:style style:name="P3" style:family="paragraph" style:parent-style-name="Standard">
      <style:text-properties fo:color="#646464" style:font-name="mry_KacstQurn" fo:font-size="15pt" style:font-size-asian="15pt" style:font-size-complex="16pt"/>
    </style:style>
    <style:style style:name="P4" style:family="paragraph" style:parent-style-name="Standard">
      <style:text-properties fo:font-variant="normal" fo:text-transform="none" fo:color="#3c3c3c" style:font-name="Ubuntu" fo:font-size="12.75pt" fo:letter-spacing="normal" fo:font-style="normal" fo:font-weight="bold" style:font-size-asian="15pt"/>
    </style:style>
    <style:style style:name="P5" style:family="paragraph" style:parent-style-name="Standard">
      <style:text-properties fo:color="#2a00ff" style:font-name="Monospace" fo:font-size="13pt" style:font-size-asian="13pt"/>
    </style:style>
    <style:style style:name="T1" style:family="text">
      <style:text-properties fo:color="#000000" style:font-name="mry_KacstQurn" fo:font-size="15pt" style:font-size-asian="15pt" style:font-size-complex="16pt"/>
    </style:style>
    <style:style style:name="T2" style:family="text">
      <style:text-properties fo:color="#000000" style:font-name="mry_KacstQurn" fo:font-size="15pt" fo:background-color="#d4d4d4" loext:char-shading-value="0" style:font-size-asian="15pt" style:font-size-complex="16pt"/>
    </style:style>
    <style:style style:name="T3" style:family="text">
      <style:text-properties fo:color="#000000" style:font-name="mry_KacstQurn" fo:font-size="15pt" fo:background-color="#e8f2fe" loext:char-shading-value="0" style:font-size-asian="15pt"/>
    </style:style>
    <style:style style:name="T4" style:family="text">
      <style:text-properties fo:color="#000000" style:font-name="Monospace" fo:font-size="13pt" style:font-size-asian="13pt"/>
    </style:style>
    <style:style style:name="T5" style:family="text">
      <style:text-properties fo:color="#7f0055" style:font-name="mry_KacstQurn" fo:font-size="15pt" fo:font-weight="bold" style:font-size-asian="15pt" style:font-weight-asian="bold" style:font-size-complex="16pt"/>
    </style:style>
    <style:style style:name="T6" style:family="text">
      <style:text-properties fo:color="#0000c0" style:font-name="mry_KacstQurn" fo:font-size="15pt" style:font-size-asian="15pt" style:font-size-complex="16pt"/>
    </style:style>
    <style:style style:name="T7" style:family="text">
      <style:text-properties fo:font-variant="normal" fo:text-transform="none" fo:color="#3c3c3c" style:text-line-through-style="none" style:text-line-through-type="none" style:font-name="Ubuntu" fo:font-size="12.75pt" fo:letter-spacing="normal" fo:font-style="normal" style:text-underline-style="none" fo:font-weight="bold" style:text-blinking="false" style:font-size-asian="15pt"/>
    </style:style>
    <style:style style:name="T8" style:family="text">
      <style:text-properties fo:font-variant="normal" fo:text-transform="none" fo:color="#3c3c3c" style:font-name="Ubuntu" fo:font-size="12.75pt" fo:letter-spacing="normal" fo:font-style="normal" fo:font-weight="bold" style:font-size-asian="15pt"/>
    </style:style>
    <style:style style:name="T9" style:family="text">
      <style:text-properties fo:font-variant="normal" fo:text-transform="none" fo:color="#3c3c3c" style:font-name="Ubuntu" fo:font-size="12.75pt" fo:letter-spacing="normal" fo:font-style="normal" fo:font-weight="bold" fo:background-color="#e8f2fe" loext:char-shading-value="0" style:font-size-asian="15pt"/>
    </style:style>
    <style:style style:name="T10" style:family="text">
      <style:text-properties fo:font-variant="normal" fo:text-transform="none" fo:color="#3c3c3c" style:font-name="Ubuntu" fo:font-size="12.75pt" fo:letter-spacing="normal" fo:font-style="normal" fo:font-weight="bold" officeooo:rsid="001c8b77" fo:background-color="#e8f2fe" loext:char-shading-value="0" style:font-size-asian="15pt"/>
    </style:style>
    <style:style style:name="T11" style:family="text">
      <style:text-properties fo:font-variant="normal" fo:text-transform="none" fo:color="#0000c0" style:font-name="mry_KacstQurn1" fo:font-size="15pt" fo:letter-spacing="normal" fo:font-style="normal" fo:font-weight="bold" fo:background-color="#e8f2fe" loext:char-shading-value="0" style:font-size-asian="15pt"/>
    </style:style>
    <style:style style:name="T12" style:family="text">
      <style:text-properties fo:font-variant="normal" fo:text-transform="none" fo:color="#3f7f5f" style:font-name="Monospace1" fo:font-size="13pt" fo:letter-spacing="normal" fo:font-style="normal" fo:font-weight="bold" officeooo:rsid="001c8b77" fo:background-color="#e8f2fe" loext:char-shading-value="0" style:font-size-asian="13pt"/>
    </style:style>
    <style:style style:name="T13" style:family="text">
      <style:text-properties fo:color="#6a3e3e" style:font-name="mry_KacstQurn" fo:font-size="15pt" fo:background-color="#e8f2fe" loext:char-shading-value="0" style:font-size-asian="15pt"/>
    </style:style>
    <style:style style:name="T14" style:family="text">
      <style:text-properties fo:color="#2a00ff" style:font-name="Monospace" fo:font-size="13pt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pring bom(bill of materials)</text:h>
      <text:p text:style-name="P1"><text:a xlink:type="simple" xlink:href="https://www.jianshu.com/p/57e801fd84f0" text:style-name="Internet_20_link" text:visited-style-name="Visited_20_Internet_20_Link">https://www.jianshu.com/p/57e801fd84f0</text:a></text:p>
      <text:p text:style-name="P1"/>
      <text:p text:style-name="P3">@Autowired</text:p>
      <text:p text:style-name="Standard"><text:span text:style-name="T5">private</text:span><text:span text:style-name="T1"> </text:span><text:span text:style-name="T2">Environment</text:span><text:span text:style-name="T1"> </text:span><text:span text:style-name="T6">env</text:span><text:span text:style-name="T1">;//</text:span><text:a xlink:type="simple" xlink:href="eclipse-javadoc:☂=dbc-acc-auth/%5C/home%5C/liht%5C/.gradle%5C/caches%5C/modules-2%5C/files-2.1%5C/org.springframework%5C/spring-core%5C/4.3.12.RELEASE%5C/4cebc69478c6d350dbd5af28e3db7d5694f416e3%5C/spring-core-4.3.12.RELEASE.jar%3Corg" text:style-name="Internet_20_link" text:visited-style-name="Visited_20_Internet_20_Link"><text:span text:style-name="T7">org</text:span></text:a><text:span text:style-name="T8">.</text:span><text:a xlink:type="simple" xlink:href="eclipse-javadoc:☂=dbc-acc-auth/%5C/home%5C/liht%5C/.gradle%5C/caches%5C/modules-2%5C/files-2.1%5C/org.springframework%5C/spring-core%5C/4.3.12.RELEASE%5C/4cebc69478c6d350dbd5af28e3db7d5694f416e3%5C/spring-core-4.3.12.RELEASE.jar%3Corg.springframework" text:style-name="Internet_20_link" text:visited-style-name="Visited_20_Internet_20_Link"><text:span text:style-name="T7">springframework</text:span></text:a><text:span text:style-name="T8">.</text:span><text:a xlink:type="simple" xlink:href="eclipse-javadoc:☂=dbc-acc-auth/%5C/home%5C/liht%5C/.gradle%5C/caches%5C/modules-2%5C/files-2.1%5C/org.springframework%5C/spring-core%5C/4.3.12.RELEASE%5C/4cebc69478c6d350dbd5af28e3db7d5694f416e3%5C/spring-core-4.3.12.RELEASE.jar%3Corg.springframework.core" text:style-name="Internet_20_link" text:visited-style-name="Visited_20_Internet_20_Link"><text:span text:style-name="T7">core</text:span></text:a><text:span text:style-name="T8">.</text:span><text:a xlink:type="simple" xlink:href="eclipse-javadoc:☂=dbc-acc-auth/%5C/home%5C/liht%5C/.gradle%5C/caches%5C/modules-2%5C/files-2.1%5C/org.springframework%5C/spring-core%5C/4.3.12.RELEASE%5C/4cebc69478c6d350dbd5af28e3db7d5694f416e3%5C/spring-core-4.3.12.RELEASE.jar%3Corg.springframework.core.env" text:style-name="Internet_20_link" text:visited-style-name="Visited_20_Internet_20_Link"><text:span text:style-name="T7">env</text:span></text:a><text:span text:style-name="T8">.Environment</text:span></text:p>
      <text:p text:style-name="P4"/>
      <text:p text:style-name="Standard"><text:span text:style-name="T11">env</text:span><text:span text:style-name="T3">.getProperty(</text:span><text:span text:style-name="T13">appId</text:span><text:span text:style-name="T3">);</text:span><text:span text:style-name="T9">/*</text:span><text:span text:style-name="T10">application.properties中</text:span><text:span text:style-name="T12">#wechat_web_application_appId = secretKey</text:span></text:p>
      <text:p text:style-name="Standard"><text:span text:style-name="T4">wx98f6e23d3e2f4373=</text:span><text:span text:style-name="T14">8b90602bd5061963e1973b95e8fd81bb*/</text:span></text:p>
      <text:p text:style-name="P5"/>
      <text:p text:style-name="P5"/>
      <text:p text:style-name="Standard"><text:a xlink:type="simple" xlink:href="https://blog.csdn.net/qq_25827845/article/details/66975129" text:style-name="Internet_20_link" text:visited-style-name="Visited_20_Internet_20_Link"><text:span text:style-name="T14">https://blog.csdn.net/qq_25827845/article/details/66975129</text:span></text:a></text:p>
      <text:p text:style-name="P5"/>
      <text:p text:style-name="Standard"><text:a xlink:type="simple" xlink:href="https://www.toutiao.com/i6570218601117123080/" text:style-name="Internet_20_link" text:visited-style-name="Visited_20_Internet_20_Link"><text:span text:style-name="T14">https://www.toutiao.com/i6570218601117123080/</text:span></text:a></text:p>
      <text:p text:style-name="P5"/>
      <text:p text:style-name="Standard"><text:a xlink:type="simple" xlink:href="https://baijiahao.baidu.com/s?id=1608383336075156233&amp;wfr=spider&amp;for=pc" text:style-name="Internet_20_link" text:visited-style-name="Visited_20_Internet_20_Link"><text:span text:style-name="T14">https://baijiahao.baidu.com/s?id=1608383336075156233&amp;wfr=spider&amp;for=pc</text:span></text:a></text:p>
      <text:p text:style-name="P5"/>
      <text:p text:style-name="Standard"><text:a xlink:type="simple" xlink:href="https://baike.baidu.com/item/MD5/212708?fr=aladdin" text:style-name="Internet_20_link" text:visited-style-name="Visited_20_Internet_20_Link"><text:span text:style-name="T14">https://baike.baidu.com/item/MD5/212708?fr=aladdin</text:span></text:a></text:p>
      <text:p text:style-name="P5"/>
      <text:p text:style-name="P5"><text:a xlink:type="simple" xlink:href="https://www.toutiao.com/i6603115795910230532/?tt_from=weixin_moments&amp;utm_campaign=client_share&amp;wxshare_count=3&amp;from=timeline&amp;timestamp=1540856488&amp;app=news_article&amp;utm_source=weixin_moments&amp;isappinstalled=0&amp;iid=45842462918&amp;utm_medium=toutiao_ios&amp;group_id=6603115795910230532&amp;pbid=6617930908832581123" text:style-name="Internet_20_link" text:visited-style-name="Visited_20_Internet_20_Link">https://www.toutiao.com/i6603115795910230532/?tt_from=weixin_moments&amp;utm_campaign=client_share&amp;wxshare_count=3&amp;from=timeline&amp;timestamp=1540856488&amp;app=news_article&amp;utm_source=weixin_moments&amp;isappinstalled=0&amp;iid=45842462918&amp;utm_medium=toutiao_ios&amp;group_id=6603115795910230532&amp;pbid=6617930908832581123</text:a></text:p>
      <text:p text:style-name="P5"/>
      <text:p text:style-name="P5"><text:a xlink:type="simple" xlink:href="https://www.cnblogs.com/qcloud1001/p/9273549.html" text:style-name="Internet_20_link" text:visited-style-name="Visited_20_Internet_20_Link">https://www.cnblogs.com/qcloud1001/p/9273549.html</text:a></text:p>
      <text:p text:style-name="P5"/>
      <text:p text:style-name="P5"><text:a xlink:type="simple" xlink:href="https://www.jianshu.com/p/1e82b7a18866" text:style-name="Internet_20_link" text:visited-style-name="Visited_20_Internet_20_Link">https://www.jianshu.com/p/1e82b7a18866</text:a></text:p>
      <text:p text:style-name="P5"/>
      <text:p text:style-name="P5"><text:a xlink:type="simple" xlink:href="https://blog.csdn.net/carson2440/article/details/78465942" text:style-name="Internet_20_link" text:visited-style-name="Visited_20_Internet_20_Link">https://blog.csdn.net/carson2440/article/details/78465942</text:a></text:p>
      <text:p text:style-name="P5"/>
      <text:p text:style-name="P5"><text:a xlink:type="simple" xlink:href="https://baike.baidu.com/item/Docker/13344470?fr=aladdin" text:style-name="Internet_20_link" text:visited-style-name="Visited_20_Internet_20_Link">https://baike.baidu.com/item/Docker/13344470?fr=aladdin</text:a></text:p>
      <text:p text:style-name="P5"/>
      <text:p text:style-name="P5"><text:a xlink:type="simple" xlink:href="https://m.w3cschool.cn/docker/docker-tutorial.html" text:style-name="Internet_20_link" text:visited-style-name="Visited_20_Internet_20_Link">https://m.w3cschool.cn/docker/docker-tutorial.html</text:a></text:p>
      <text:p text:style-name="P5"/>
      <text:p text:style-name="P5"><text:a xlink:type="simple" xlink:href="https://www.w3cschool.cn/docker/" text:style-name="Internet_20_link" text:visited-style-name="Visited_20_Internet_20_Link">https://www.w3cschool.cn/docker/</text:a></text:p>
      <text:p text:style-name="P5"/>
      <text:p text:style-name="P5"><text:a xlink:type="simple" xlink:href="https://blog.csdn.net/yangliuhbhd/article/details/80644712" text:style-name="Internet_20_link" text:visited-style-name="Visited_20_Internet_20_Link">https://blog.csdn.net/yangliuhbhd/article/details/80644712</text:a></text:p>
      <text:p text:style-name="P5"/>
      <text:p text:style-name="P5"><text:a xlink:type="simple" xlink:href="https://www.cnblogs.com/fengzanfeng/articles/1339347.html" text:style-name="Internet_20_link" text:visited-style-name="Visited_20_Internet_20_Link">https://www.cnblogs.com/fengzanfeng/articles/1339347.html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Ubuntu" svg:font-family="Ubuntu, sans-serif"/>
    <style:font-face style:name="apple-system" svg:font-family="apple-system, 'SF UI Display', Arial, 'PingFang SC', 'Hiragino Sans GB', 'Microsoft YaHei', 'WenQuanYi Micro Hei', sans-serif"/>
    <style:font-face style:name="mry_KacstQurn1" svg:font-family="mry_KacstQur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0:10:12.363094566</meta:creation-date>
    <dc:date>2019-05-20T15:39:08.344453338</dc:date>
    <meta:editing-duration>P2DT17H49M7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28" meta:character-count="1202" meta:non-whitespace-character-count="1195"/>
  </office:meta>
</office:document-meta>
</file>